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>
      <style:paragraph-properties fo:margin-left="0.5in" fo:margin-right="0in" fo:text-indent="-0.25in" style:auto-text-indent="false"/>
    </style:style>
    <style:style style:name="P3" style:family="paragraph" style:parent-style-name="List_20_Paragraph">
      <style:paragraph-properties fo:margin-left="0.5in" fo:margin-right="0in" fo:text-indent="-0.25in" style:auto-text-indent="false"/>
      <style:text-properties fo:color="#000000" style:font-name="Cambria" fo:font-size="12pt" fo:language="en" fo:country="US" style:font-size-asian="12pt" style:font-size-complex="12pt"/>
    </style:style>
    <style:style style:name="P4" style:family="paragraph" style:parent-style-name="List_20_Paragraph">
      <style:paragraph-properties fo:margin-left="1in" fo:margin-right="0in" fo:text-indent="-0.25in" style:auto-text-indent="false"/>
    </style:style>
    <style:style style:name="P5" style:family="paragraph" style:parent-style-name="Standard">
      <style:text-properties fo:color="#000000" style:font-name="Cambria" fo:font-size="12pt" style:font-size-asian="12pt" style:font-size-complex="12pt"/>
    </style:style>
    <style:style style:name="P6" style:family="paragraph" style:parent-style-name="Standard">
      <style:text-properties fo:color="#000000" style:font-name="Cambri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000000" style:font-name="Cambri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8" style:family="paragraph" style:parent-style-name="Standard">
      <style:text-properties fo:color="#000000" style:font-name="Cambria" fo:font-size="12pt" fo:language="en" fo:country="US" style:font-size-asian="12pt" style:font-size-complex="12pt"/>
    </style:style>
    <style:style style:name="P9" style:family="paragraph" style:parent-style-name="Standard">
      <style:paragraph-properties fo:margin-left="0in" fo:margin-right="0in" fo:text-indent="0.1043in" style:auto-text-indent="false"/>
    </style:style>
    <style:style style:name="P10" style:family="paragraph" style:parent-style-name="Standard">
      <style:paragraph-properties fo:margin-left="0in" fo:margin-right="0in" fo:text-indent="0.1043in" style:auto-text-indent="false"/>
      <style:text-properties fo:color="#000000" style:font-name="Cambria" fo:font-size="12pt" fo:language="en" fo:country="US" style:font-size-asian="12pt" style:font-size-complex="12pt"/>
    </style:style>
    <style:style style:name="P11" style:family="paragraph" style:parent-style-name="Standard">
      <style:paragraph-properties fo:margin-left="0in" fo:margin-right="0in" fo:text-indent="0.0311in" style:auto-text-indent="false"/>
    </style:style>
    <style:style style:name="P12" style:family="paragraph" style:parent-style-name="Standard">
      <style:paragraph-properties fo:margin-left="0in" fo:margin-right="0in" fo:text-indent="0.0311in" style:auto-text-indent="false"/>
      <style:text-properties fo:color="#000000" style:font-name="Cambria" fo:font-size="12pt" fo:language="en" fo:country="US" style:font-size-asian="12pt" style:font-size-complex="12pt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color="#000000" style:font-name="Cambria" fo:font-size="12pt" style:font-size-asian="12pt" style:font-size-complex="12pt"/>
    </style:style>
    <style:style style:name="T2" style:family="text">
      <style:text-properties fo:color="#000000" style:font-name="Cambria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fo:color="#000000" style:font-name="Cambria" fo:font-size="12pt" fo:language="en" fo:country="US" style:font-size-asian="12pt" style:font-size-complex="12pt"/>
    </style:style>
    <style:style style:name="T4" style:family="text">
      <style:text-properties fo:color="#000000" style:font-name="Cambria" fo:font-size="12pt" fo:language="en" fo:country="US" style:font-size-asian="12pt" style:font-size-complex="12pt" style:font-weight-complex="bold"/>
    </style:style>
    <style:style style:name="T5" style:family="text">
      <style:text-properties fo:color="#000000" style:font-name="Cambria" fo:font-size="12pt" fo:language="en" fo:country="US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Cambria" fo:font-size="12pt" fo:language="en" fo:country="US" style:text-underline-style="solid" style:text-underline-width="auto" style:text-underline-color="font-color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">Step by Step Guide to set up a fresh machine for automated script executions</text:span></text:p>
      <text:p text:style-name="P7"/>
      <text:p text:style-name="Standard"><text:span text:style-name="T2">Step 1 </text:span></text:p>
      <text:p text:style-name="P2"><text:span text:style-name="T3">Install latest version of Mozilla </text:span><text:span text:style-name="T5">Firefox</text:span><text:span text:style-name="T3"> browser </text:span></text:p>
      <text:p text:style-name="P3"/>
      <text:p text:style-name="Standard"><text:span text:style-name="T6">Step 2 </text:span></text:p>
      <text:p text:style-name="P2"><text:span text:style-name="T3">Installed latest version of Google </text:span><text:span text:style-name="T5">Chrome</text:span><text:span text:style-name="T3"> browser</text:span></text:p>
      <text:p text:style-name="P8"/>
      <text:p text:style-name="Standard"><text:span text:style-name="T6">Step 3</text:span></text:p>
      <text:p text:style-name="P2"><text:span text:style-name="T3">Set up </text:span><text:span text:style-name="T5">Java </text:span><text:span text:style-name="T4">with following steps</text:span><text:span text:style-name="T3"> :</text:span></text:p>
      <text:p text:style-name="P4"><text:span text:style-name="T3">a)      Download and install the latest version of JDK  : Java SE 8 (jdk 1.8)</text:span></text:p>
      <text:p text:style-name="P4"><text:span text:style-name="T3">b)      Set the environment variables :- Add a new variable </text:span><text:span text:style-name="T5">JAVA_HOME </text:span><text:span text:style-name="T4">as part of system variables (Right click Computer&gt;Properties&gt;Advance System Settings&gt;Environment variables)</text:span><text:span text:style-name="T5"> </text:span><text:span text:style-name="T3">and provide value as the jdk installation directory (e.g. : <text:s/>C:\Program Files\Java\jdk1.8.0_45), update PATH variable to include %JAVA_HOME%\bin</text:span></text:p>
      <text:p text:style-name="P4"><text:span text:style-name="T3">c)       Check whether Java is installed by typing "javac" command in command prompt.</text:span></text:p>
      <text:p text:style-name="P8"/>
      <text:p text:style-name="Standard"><text:span text:style-name="T6">Step 4</text:span></text:p>
      <text:p text:style-name="P2"><text:span text:style-name="T3">Set up </text:span><text:span text:style-name="T5">Eclipse</text:span><text:span text:style-name="T3"> IDE to make any code updates</text:span></text:p>
      <text:p text:style-name="P4"><text:span text:style-name="T3">a)      Visit </text:span><text:a xlink:type="simple" xlink:href="http://www.eclipse.org/downloads" text:style-name="Internet_20_link" text:visited-style-name="Visited_20_Internet_20_Link">http://www.eclipse.org/downloads</text:a><text:span text:style-name="T3"> </text:span></text:p>
      <text:p text:style-name="P4"><text:span text:style-name="T3">b)      Download zip file of Eclipse (prefer latest version: Mars 4.5) based on system architecture (32 bit/64 bit)</text:span></text:p>
      <text:p text:style-name="P4"><text:span text:style-name="T3">c) <text:s text:c="5"/>Unzip the downloaded file and double click eclipse.exe to check if it’s opening fine</text:span></text:p>
      <text:p text:style-name="P10"/>
      <text:p text:style-name="P9"><text:span text:style-name="T6">Step 5</text:span></text:p>
      <text:p text:style-name="P2"><text:span text:style-name="T3">Set up </text:span><text:span text:style-name="T5">Maven Set Up</text:span><text:span text:style-name="T3"> (Command line tool) to build and execute the tests </text:span></text:p>
      <text:p text:style-name="P4"><text:span text:style-name="T3">a)      Visit </text:span><text:a xlink:type="simple" xlink:href="http://maven.apache.org/download.cgi" text:style-name="Internet_20_link" text:visited-style-name="Visited_20_Internet_20_Link">http://maven.apache.org/download.cg</text:a><text:span text:style-name="T3">i to download Maven.</text:span></text:p>
      <text:p text:style-name="P4"><text:span text:style-name="T3">b)      Download latest version of Maven zip file (binary version: Maven 3.3.3) and place the folder (after unzipping) at any location (say D:\Softwares\apache-maven-3.1.1)</text:span></text:p>
      <text:p text:style-name="P4"><text:span text:style-name="T3">c)       Set the Maven Environment Variable : Add a new variable </text:span><text:span text:style-name="T5">MVN_HOME</text:span><text:span text:style-name="T3"> as part of system variables </text:span><text:span text:style-name="T4">(Right click Computer&gt;Properties&gt;Advance System Settings&gt;Environment variables</text:span><text:span text:style-name="T3">) and provide value as the maven location ( D:\Softwares\apache-maven-3.1.1), update PATH variable to include %MVN_HOME%\bin</text:span></text:p>
      <text:p text:style-name="P8"/>
      <text:p text:style-name="P4"><text:span text:style-name="T3">d)      Check whether Maven is installed by typing "mvn -version" command in command prompt.</text:span></text:p>
      <text:p text:style-name="P8"/>
      <text:p text:style-name="Standard"><text:soft-page-break/><text:span text:style-name="T6">Step 6</text:span></text:p>
      <text:p text:style-name="P2"><text:span text:style-name="T3">Install Maven Plug-in in Eclipse IDE: It required following steps:</text:span></text:p>
      <text:p text:style-name="P4"><text:span text:style-name="T3">a)    Open eclipse and click on the Help menu from the top, then <text:s/>select ‘Install New Software..‘</text:span></text:p>
      <text:p text:style-name="P4"><text:span text:style-name="T3">b)      Click on the Add button on the newly opened window.</text:span></text:p>
      <text:p text:style-name="P4"><text:span text:style-name="T3">c)       In the Name box, typed ‘Maven‘ and in the Location box, type ‘http://download.eclipse.org/technology/m2e/releases/‘</text:span></text:p>
      <text:p text:style-name="P4"><text:span text:style-name="T3">d)      Clicked on Next button to install it.</text:span></text:p>
      <text:p text:style-name="P4"><text:span text:style-name="T3">e) <text:s text:c="3"/>Restart eclipse to make this installation take effect</text:span></text:p>
      <text:p text:style-name="P12"/>
      <text:p text:style-name="P11"><text:span text:style-name="T6">Step 7</text:span></text:p>
      <text:p text:style-name="Standard"><text:span text:style-name="T3">    Install TestNG Plug-in in Eclipse IDE: It required following steps:</text:span></text:p>
      <text:p text:style-name="P4"><text:span text:style-name="T3">a)      Click on the Help from the top menu in Eclipse and selected ‘Install New Software..‘</text:span></text:p>
      <text:p text:style-name="P4"><text:span text:style-name="T3">b)      Click on the Add button on the newly opened window.</text:span></text:p>
      <text:p text:style-name="P4"><text:span text:style-name="T3">c)       In the Name box, typed TestNG and in the Location box, type ‘http://beust.com/eclipse/‘</text:span></text:p>
      <text:p text:style-name="P4"><text:span text:style-name="T3">d)      Click on Next button to install it.</text:span></text:p>
      <text:p text:style-name="P8"/>
      <text:p text:style-name="Standard"><text:span text:style-name="T6">Step 8</text:span></text:p>
      <text:p text:style-name="Standard"><text:span text:style-name="T3">Download latest Chrome driver to enable chrome browser executions of Selenium script from </text:span><text:a xlink:type="simple" xlink:href="http://chromedriver.storage.googleapis.com/index.html?path=2.16/" text:style-name="Internet_20_link" text:visited-style-name="Visited_20_Internet_20_Link">http://chromedriver.storage.googleapis.com/index.html?path=2.16/</text:a></text:p>
      <text:p text:style-name="P5"/>
      <text:p text:style-name="Standard"><text:span text:style-name="T2">Step 9</text:span></text:p>
      <text:p text:style-name="P6"/>
      <text:p text:style-name="Standard"><text:span text:style-name="T1">After completing all the above steps, place the test script at a certain location on the machine and execute the script in either of the following ways:</text:span></text:p>
      <text:list xml:id="list8311801109082266793" text:style-name="WWNum1">
        <text:list-item>
          <text:p text:style-name="P1"><text:span text:style-name="T1">Using TestNG plugin in Eclipse</text:span></text:p>
          <text:list>
            <text:list-item>
              <text:p text:style-name="P1"><text:span text:style-name="T1">Open eclipse</text:span></text:p>
            </text:list-item>
            <text:list-item>
              <text:p text:style-name="P1"><text:span text:style-name="T1">Import the script as a maven project</text:span></text:p>
            </text:list-item>
            <text:list-item>
              <text:p text:style-name="P1"><text:span text:style-name="T1">From the test package, right click on any of the test file you wish to execute and select Run As -&gt; TestNg test</text:span></text:p>
            </text:list-item>
          </text:list>
        </text:list-item>
        <text:list-item>
          <text:p text:style-name="P1"><text:span text:style-name="T1">Using Command line interface</text:span></text:p>
          <text:list>
            <text:list-item>
              <text:p text:style-name="P1"><text:span text:style-name="T1">Open command prompt</text:span></text:p>
            </text:list-item>
            <text:list-item>
              <text:p text:style-name="P1"><text:span text:style-name="T1">Navigate to the location where script is placed by using ‘cd’ command (root folder where pom.xml is placed)</text:span></text:p>
            </text:list-item>
            <text:list-item>
              <text:p text:style-name="P1"><text:span text:style-name="T1">Write ‘mvn clean verify –Dtest=’Name of the test class you want to execute’ and press enter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in" fo:line-height="100%" fo:text-indent="0in" style:auto-text-indent="false"/>
      <style:text-properties style:font-name="Calibri" style:language-asian="en" style:country-asian="IN" style:font-name-complex="Times New Roman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shulmathur</meta:initial-creator>
    <dc:creator>r r</dc:creator>
    <meta:editing-cycles>11</meta:editing-cycles>
    <meta:creation-date>2015-07-31T06:50:00</meta:creation-date>
    <dc:date>2016-01-11T16:46:27.45</dc:date>
    <meta:editing-duration>PT4M33S</meta:editing-duration>
    <meta:generator>OpenOffice/4.1.1$Win32 OpenOffice.org_project/411m6$Build-9775</meta:generator>
    <meta:document-statistic meta:table-count="0" meta:image-count="0" meta:object-count="0" meta:page-count="2" meta:paragraph-count="46" meta:word-count="516" meta:character-count="332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